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2" svg:font-family="'Times New Roman'" style:font-family-generic="script" style:font-pitch="variable"/>
    <style:font-face style:name="Vladimir Script" svg:font-family="'Vladimir Script'" style:font-family-generic="script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777cm"/>
        </style:tab-stops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style:font-name="Trebuchet MS" fo:font-size="42pt" style:font-size-asian="42pt" style:font-size-complex="42pt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style:font-name="Trebuchet MS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style:font-name="Trebuchet MS" fo:font-size="12pt" fo:hyphenate="false"/>
    </style:style>
    <style:style style:name="T1" style:family="text">
      <style:text-properties fo:color="#ffffff" style:font-name="Trebuchet MS" fo:font-size="42pt" style:font-size-asian="42pt" style:font-size-complex="42pt"/>
    </style:style>
    <style:style style:name="T2" style:family="text">
      <style:text-properties fo:color="#666666" style:text-outline="false" style:text-line-through-style="none" style:text-position="0% 100%" style:font-name="Trebuchet MS" fo:font-size="14pt" fo:letter-spacing="normal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SimSun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color="#666666" style:font-name="Trebuchet MS"/>
    </style:style>
    <style:style style:name="T4" style:family="text">
      <style:text-properties fo:color="#666666" style:text-outline="false" style:text-line-through-style="none" style:text-position="0% 100%" style:font-name="Trebuchet MS" fo:font-size="11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666666" style:text-outline="false" style:text-line-through-style="none" style:text-position="0% 100%" style:font-name="Trebuchet MS" fo:font-size="7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7pt" style:language-asian="zh" style:country-asian="CN" style:font-style-asian="normal" style:font-weight-asian="normal" style:font-name-complex="Mangal" style:font-size-complex="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666666" style:text-outline="false" style:text-line-through-style="none" style:text-position="0% 100%" style:font-name="Trebuchet MS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666666" style:text-outline="false" style:text-line-through-style="none" style:text-position="0% 100%" style:font-name="Trebuchet MS" fo:font-size="11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SimSun" style:font-size-asian="11pt" style:language-asian="zh" style:country-asian="CN" style:font-style-asian="normal" style:font-weight-asian="bold" style:font-name-complex="Mangal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666666" style:text-outline="false" style:text-line-through-style="none" style:text-position="0% 100%" style:font-name="Trebuchet MS" fo:font-size="11pt" fo:letter-spacing="normal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SimSun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666666" style:text-outline="false" style:text-line-through-style="none" style:text-position="0% 100%" style:font-name="Trebuchet MS" fo:font-size="11pt" fo:letter-spacing="normal" fo:language="de" fo:country="DE" fo:font-style="italic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1pt" style:language-asian="zh" style:country-asian="CN" style:font-style-asian="italic" style:font-weight-asian="normal" style:font-name-complex="Mangal" style:font-size-complex="11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666666" style:font-name="Trebuchet MS" fo:font-size="12pt"/>
    </style:style>
    <style:style style:name="T11" style:family="text">
      <style:text-properties fo:color="#0000cc" style:text-outline="false" style:text-line-through-style="none" style:text-position="0% 100%" style:font-name="Vladimir Script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6pt" style:language-asian="zh" style:country-asian="CN" style:font-style-asian="normal" style:font-weight-asian="normal" style:font-name-complex="Mangal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svg:stroke-color="#99ccff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72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6.8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6.4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4.2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5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1" draw:style-name="gr2" draw:text-style-name="P3" svg:width="10.78cm" svg:height="1.724cm" draw:transform="rotate (1.5707963267946) translate (0.416277777777778cm 28.2504444444444cm)">
        <draw:text-box>
          <text:p text:style-name="P2"><text:span text:style-name="T1">LEBENSLAUF</text:span></text:p>
        </draw:text-box>
      </draw:frame>
      <text:p text:style-name="P1"><draw:rect text:anchor-type="paragraph" draw:z-index="0" draw:style-name="gr1" draw:text-style-name="P2" svg:width="2.601cm" svg:height="29.698cm" svg:x="-2.17cm" svg:y="-1.998cm"><text:p/></draw:rect><draw:frame text:anchor-type="paragraph" draw:z-index="3" draw:style-name="gr4" draw:text-style-name="P5" svg:width="12.907cm" svg:height="6.487cm" svg:x="1.718cm" svg:y="7.779cm"><draw:text-box><text:p text:style-name="P4"><text:span text:style-name="T2">Berufserfahrung</text:span></text:p><text:p text:style-name="P4"><text:span text:style-name="T6"/></text:p><text:p text:style-name="P4"><text:span text:style-name="T4">Seit 07/2017</text:span><text:span text:style-name="T4"><text:tab/></text:span><text:span text:style-name="T4"><text:tab/></text:span><text:span text:style-name="T7">Musterversicherung AG</text:span><text:span text:style-name="T4">, Musterhausen</text:span></text:p><text:p text:style-name="P4"><text:span text:style-name="T4"><text:tab/></text:span><text:span text:style-name="T4"><text:tab/></text:span><text:span text:style-name="T4"><text:tab/></text:span><text:span text:style-name="T8">Filialleiter</text:span></text:p><text:p text:style-name="P4"><text:span text:style-name="T4"><text:tab/></text:span><text:span text:style-name="T4"><text:tab/></text:span><text:span text:style-name="T4"><text:tab/></text:span><text:span text:style-name="T9">- Tätigkeit Nr. 1</text:span></text:p><text:p text:style-name="P4"><text:span text:style-name="T9"><text:tab/></text:span><text:span text:style-name="T9"><text:tab/></text:span><text:span text:style-name="T9"><text:tab/></text:span><text:span text:style-name="T9">- Tätigkeit Nr. 2</text:span></text:p><text:p text:style-name="P4"><text:span text:style-name="T4"/></text:p><text:p text:style-name="P4"><text:span text:style-name="T4">08/2009 – 07/2017</text:span><text:span text:style-name="T4"><text:tab/></text:span><text:span text:style-name="T7">Musterversicherung AG</text:span><text:span text:style-name="T4">, Musterhausen</text:span></text:p><text:p text:style-name="P4"><text:span text:style-name="T4"><text:tab/></text:span><text:span text:style-name="T4"><text:tab/></text:span><text:span text:style-name="T4"><text:tab/></text:span><text:span text:style-name="T8">Kundenbetreuer</text:span></text:p><text:p text:style-name="P4"><text:span text:style-name="T4"><text:tab/></text:span><text:span text:style-name="T4"><text:tab/></text:span><text:span text:style-name="T4"><text:tab/></text:span><text:span text:style-name="T9">- Tätigkeit Nr. 1</text:span></text:p><text:p text:style-name="P4"><text:span text:style-name="T9"><text:tab/></text:span><text:span text:style-name="T9"><text:tab/></text:span><text:span text:style-name="T9"><text:tab/></text:span><text:span text:style-name="T9">- Tätigkeit Nr. 2</text:span></text:p><text:p text:style-name="P4"><text:span text:style-name="T4"/></text:p><text:p text:style-name="P4"><text:span text:style-name="T4">08/2007 – 08/2009</text:span><text:span text:style-name="T4"><text:tab/></text:span><text:span text:style-name="T7">Musterversicherung AG</text:span><text:span text:style-name="T4">, Musterhausen</text:span></text:p><text:p text:style-name="P4"><text:span text:style-name="T4"><text:tab/></text:span><text:span text:style-name="T4"><text:tab/></text:span><text:span text:style-name="T4"><text:tab/></text:span><text:span text:style-name="T8">Ausbildung zum Versicherungskaufmann</text:span></text:p></draw:text-box></draw:frame><draw:frame text:anchor-type="paragraph" draw:z-index="4" draw:style-name="gr5" draw:text-style-name="P6" svg:width="15.026cm" svg:height="4.229cm" svg:x="1.718cm" svg:y="14.974cm"><draw:text-box><text:p text:style-name="P4"><text:span text:style-name="T2">Ausbildung &amp; Weiterbildung</text:span></text:p><text:p><text:span text:style-name="T10"/></text:p><text:p text:style-name="P4"><text:span text:style-name="T4">06/2017</text:span><text:span text:style-name="T4"><text:tab/></text:span><text:span text:style-name="T4"><text:tab/></text:span><text:span text:style-name="T4">Versicherungsfachwirt, Weiterbildung GmbH</text:span></text:p><text:p text:style-name="P4"><text:span text:style-name="T4"/></text:p><text:p text:style-name="P4"><text:span text:style-name="T4">10/2012</text:span><text:span text:style-name="T4"><text:tab/></text:span><text:span text:style-name="T4"><text:tab/></text:span><text:span text:style-name="T4">Verkaufstraining, Musterversicherung AG</text:span></text:p><text:p text:style-name="P4"><text:span text:style-name="T4"/></text:p><text:p text:style-name="P4"><text:span text:style-name="T4">08/2009</text:span><text:span text:style-name="T4"><text:tab/></text:span><text:span text:style-name="T4"> <text:s text:c="10"/>Versicherungskaufmann, IHK Musterhausen</text:span></text:p><text:p text:style-name="P4"><text:span text:style-name="T4"/></text:p><text:p text:style-name="P4"><text:span text:style-name="T4">06/2007</text:span><text:span text:style-name="T4"><text:tab/></text:span><text:span text:style-name="T4"><text:tab/></text:span><text:span text:style-name="T4">Mittlere Reife, Realschule Musterstadt</text:span></text:p></draw:text-box></draw:frame><draw:frame text:anchor-type="paragraph" draw:z-index="5" draw:style-name="gr6" draw:text-style-name="P5" svg:width="13.274cm" svg:height="2.525cm" svg:x="1.718cm" svg:y="19.81cm"><draw:text-box><text:p text:style-name="P4"><text:span text:style-name="T2">Sonstiges</text:span></text:p><text:p><text:span text:style-name="T3"/></text:p><text:p text:style-name="P4"><text:span text:style-name="T4">Sprachen</text:span><text:span text:style-name="T4"><text:tab/></text:span><text:span text:style-name="T4"><text:tab/></text:span><text:span text:style-name="T4">Deutsch (Muttersprache), Englisch (gut)</text:span></text:p><text:p text:style-name="P4"><text:span text:style-name="T4"/></text:p><text:p text:style-name="P4"><text:span text:style-name="T4">EDV</text:span><text:span text:style-name="T4"><text:tab/></text:span><text:span text:style-name="T4"><text:tab/></text:span><text:span text:style-name="T4"><text:tab/></text:span><text:span text:style-name="T4">Windows, Word, SAP, CRM, Internet, E-Mail</text:span></text:p></draw:text-box></draw:frame><draw:frame text:anchor-type="paragraph" draw:z-index="6" draw:style-name="gr7" draw:text-style-name="P6" svg:width="4.836cm" svg:height="1.59cm" svg:x="1.718cm" svg:y="24.019cm"><draw:text-box><text:p text:style-name="P4"><text:span text:style-name="T4">Musterhausen, 01.09.2017</text:span></text:p><text:p text:style-name="P4"><text:span text:style-name="T11">Max Mustermann</text:span></text:p><text:p text:style-name="P4"><text:span text:style-name="T4">Max Mustermann</text:span></text:p></draw:text-box></draw:frame><draw:frame text:anchor-type="paragraph" draw:z-index="2" draw:style-name="gr3" draw:text-style-name="P5" svg:width="9.882cm" svg:height="6.822cm" svg:x="1.718cm" svg:y="0.497cm"><draw:text-box><text:p text:style-name="P4"><text:span text:style-name="T2">Zur Person</text:span></text:p><text:p><text:span text:style-name="T3"/></text:p><text:p text:style-name="P4"><text:span text:style-name="T4">Name:</text:span><text:span text:style-name="T4"><text:tab/></text:span><text:span text:style-name="T4"><text:tab/></text:span><text:span text:style-name="T4"><text:tab/></text:span><text:span text:style-name="T4">Max Mustermann</text:span></text:p><text:p text:style-name="P4"><text:span text:style-name="T5"/></text:p><text:p text:style-name="P4"><text:span text:style-name="T4">Geburtstag:</text:span><text:span text:style-name="T4"><text:tab/></text:span><text:span text:style-name="T4"><text:tab/></text:span><text:span text:style-name="T4">11.01.1991</text:span></text:p><text:p text:style-name="P4"><text:span text:style-name="T5"/></text:p><text:p text:style-name="P4"><text:span text:style-name="T4">Geburtsort: </text:span><text:span text:style-name="T4"><text:tab/></text:span><text:span text:style-name="T4"><text:tab/></text:span><text:span text:style-name="T4">Musterstadt</text:span></text:p><text:p text:style-name="P4"><text:span text:style-name="T5"/></text:p><text:p text:style-name="P4"><text:span text:style-name="T4">Nationalität:</text:span><text:span text:style-name="T4"><text:tab/></text:span><text:span text:style-name="T4"> </text:span><text:span text:style-name="T4"><text:tab/></text:span><text:span text:style-name="T4">Deutsch</text:span></text:p><text:p text:style-name="P4"><text:span text:style-name="T5"/></text:p><text:p text:style-name="P4"><text:span text:style-name="T4">Familienstand: </text:span><text:span text:style-name="T4"><text:tab/></text:span><text:span text:style-name="T4">Ledig</text:span></text:p><text:p text:style-name="P4"><text:span text:style-name="T5"/></text:p><text:p text:style-name="P4"><text:span text:style-name="T4">Adresse:</text:span><text:span text:style-name="T4"><text:tab/></text:span><text:span text:style-name="T4"><text:tab/></text:span><text:span text:style-name="T4">Musterweg 1, 11111 Musterhausen</text:span></text:p><text:p text:style-name="P4"><text:span text:style-name="T5"/></text:p><text:p text:style-name="P4"><text:span text:style-name="T4">Telefon:</text:span><text:span text:style-name="T4"><text:tab/></text:span><text:span text:style-name="T4"><text:tab/></text:span><text:span text:style-name="T4">0111 – 111 111 11</text:span></text:p><text:p text:style-name="P4"><text:span text:style-name="T5"/></text:p><text:p text:style-name="P4"><text:span text:style-name="T4">E-Mail:</text:span><text:span text:style-name="T4"><text:tab/></text:span><text:span text:style-name="T4"><text:tab/></text:span><text:span text:style-name="T4"><text:tab/></text:span><text:span text:style-name="T4">max.mustermann@muster.mu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2" svg:font-family="'Times New Roman'" style:font-family-generic="script" style:font-pitch="variable"/>
    <style:font-face style:name="Vladimir Script" svg:font-family="'Vladimir Script'" style:font-family-generic="script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ll Tauber</meta:initial-creator>
    <meta:creation-date>2017-09-09T18:55:42.55</meta:creation-date>
    <dc:date>2017-09-09T20:17:48.73</dc:date>
    <dc:creator>Till Tauber</dc:creator>
    <meta:editing-duration>PT1H15M21S</meta:editing-duration>
    <meta:editing-cycles>29</meta:editing-cycles>
    <meta:generator>OpenOffice/4.1.1$Win32 OpenOffice.org_project/411m6$Build-9775</meta:generator>
    <meta:printed-by>Till Tauber</meta:printed-by>
    <meta:print-date>2017-09-09T20:09:23.76</meta:print-date>
    <meta:document-statistic meta:table-count="0" meta:image-count="0" meta:object-count="0" meta:page-count="1" meta:paragraph-count="0" meta:word-count="0" meta:character-count="0"/>
  </office:meta>
</office:document-meta>
</file>